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5.00pt" fo:font-weight="bold" fo:font-family="'Liberation Serif'" style:font-family-asian="'Liberation Serif'" style:font-family-complex="'Liberation Serif'" fo:background-color="transparent" fo:color="#780373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8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1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5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5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7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9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2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4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8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#ffffff" fo:color="#808000"/>
    </style:style>
    <style:style style:name="T5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#ffffff" fo:color="#808000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6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1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6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65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67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6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71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73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7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77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79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81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83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8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8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8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8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89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9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92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9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98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00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0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04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105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06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08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1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11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14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16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1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19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2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21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2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23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12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25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2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2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29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13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31" style:family="text">
      <style:text-properties fo:font-size="10.00pt" fo:font-weight="normal" fo:font-family="'JetBrains Mono'" style:font-family-asian="'JetBrains Mono'" style:font-family-complex="'JetBrains Mono'" fo:background-color="#ffffff" fo:color="#0000ff"/>
    </style:style>
    <style:style style:name="T13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3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3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3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3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37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13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39" style:family="text">
      <style:text-properties fo:font-size="10.00pt" fo:font-weight="normal" fo:font-family="'JetBrains Mono'" style:font-family-asian="'JetBrains Mono'" style:font-family-complex="'JetBrains Mono'" fo:background-color="#ffffff" fo:color="#0000ff"/>
    </style:style>
    <style:style style:name="T14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4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4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4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4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45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14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47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14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4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5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5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52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153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5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55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5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57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58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159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60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161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62" style:family="text">
      <style:text-properties fo:font-size="10.00pt" fo:font-weight="normal" fo:font-family="'JetBrains Mono'" style:font-family-asian="'JetBrains Mono'" style:font-family-complex="'JetBrains Mono'" fo:background-color="#ffffff" fo:color="#0000ff"/>
    </style:style>
    <style:style style:name="T163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64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6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66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67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68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169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70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171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17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7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7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7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7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7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7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7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8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81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18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83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18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85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18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87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18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89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19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91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19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9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9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9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9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97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19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19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00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20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02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203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20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05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20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07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20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09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21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1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1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13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21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1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1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17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21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1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20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22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22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223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22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25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22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27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22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29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23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3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3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3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3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35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23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3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3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3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4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4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4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4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4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4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4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47" style:family="text">
      <style:text-properties fo:font-size="10.00pt" fo:font-weight="normal" fo:font-family="'JetBrains Mono'" style:font-family-asian="'JetBrains Mono'" style:font-family-complex="'JetBrains Mono'" fo:background-color="#ffffff" fo:color="#808000"/>
    </style:style>
    <style:style style:name="T24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49" style:family="text">
      <style:text-properties fo:font-size="10.00pt" fo:font-weight="normal" fo:font-family="'JetBrains Mono'" style:font-family-asian="'JetBrains Mono'" style:font-family-complex="'JetBrains Mono'" fo:background-color="#ffffff" fo:color="#808000"/>
    </style:style>
    <style:style style:name="T25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5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5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53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254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255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5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57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58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259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6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61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62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263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6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65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6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67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68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269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7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71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72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273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27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75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27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77" style:family="text">
      <style:text-properties fo:font-size="10.00pt" fo:font-weight="normal" fo:font-family="'JetBrains Mono'" style:font-family-asian="'JetBrains Mono'" style:font-family-complex="'JetBrains Mono'" fo:background-color="#ffffff" fo:color="#0000ff"/>
    </style:style>
    <style:style style:name="T27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7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8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81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28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8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8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85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28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8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8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89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29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9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9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93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29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95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29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97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29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29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0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01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30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03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30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0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0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07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30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0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1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11" style:family="text">
      <style:text-properties fo:font-size="10.00pt" fo:font-weight="normal" fo:font-family="'JetBrains Mono'" style:font-family-asian="'JetBrains Mono'" style:font-family-complex="'JetBrains Mono'" fo:background-color="#ffffff" fo:color="#0000ff"/>
    </style:style>
    <style:style style:name="T31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1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1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1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1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1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1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1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2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21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32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23" style:family="text">
      <style:text-properties fo:font-size="10.00pt" fo:font-weight="normal" fo:font-family="'JetBrains Mono'" style:font-family-asian="'JetBrains Mono'" style:font-family-complex="'JetBrains Mono'" fo:background-color="#ffffff" fo:color="#0000ff"/>
    </style:style>
    <style:style style:name="T32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2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2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27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32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29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33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3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3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33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33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3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3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37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33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39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34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4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4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4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4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4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4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47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34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49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35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51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35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53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35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55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35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5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5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59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36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6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6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63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36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6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6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67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36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69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37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7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7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7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7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7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7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7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7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7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8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8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8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83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38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85" style:family="text">
      <style:text-properties fo:font-size="10.00pt" fo:font-weight="normal" fo:font-family="'JetBrains Mono'" style:font-family-asian="'JetBrains Mono'" style:font-family-complex="'JetBrains Mono'" fo:background-color="#ffffff" fo:color="#0000ff"/>
    </style:style>
    <style:style style:name="T38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8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8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89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39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91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39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9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9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95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39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9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9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399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40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01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40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0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0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0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0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0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0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09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41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11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41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13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41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15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41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17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41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1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2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21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42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2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2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25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42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2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2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29" style:family="text">
      <style:text-properties fo:font-size="10.00pt" fo:font-weight="bold" fo:font-family="'JetBrains Mono'" style:font-family-asian="'JetBrains Mono'" style:font-family-complex="'JetBrains Mono'" fo:background-color="#ffffff" fo:color="#000080"/>
    </style:style>
    <style:style style:name="T43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31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43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3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3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3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3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3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3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3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4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4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4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4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4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45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44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47" style:family="text">
      <style:text-properties fo:font-size="10.00pt" fo:font-weight="normal" fo:font-family="'JetBrains Mono'" style:font-family-asian="'JetBrains Mono'" style:font-family-complex="'JetBrains Mono'" fo:background-color="#ffffff" fo:color="#0000ff"/>
    </style:style>
    <style:style style:name="T44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4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5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51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45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5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5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55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45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57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45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59" style:family="text">
      <style:text-properties fo:font-size="10.00pt" fo:font-weight="normal" fo:font-family="'JetBrains Mono'" style:font-family-asian="'JetBrains Mono'" style:font-family-complex="'JetBrains Mono'" fo:background-color="#ffffff" fo:color="#0000ff"/>
    </style:style>
    <style:style style:name="T46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6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6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63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46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6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6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67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46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6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7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71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47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7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7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75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47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77" style:family="text">
      <style:text-properties fo:font-size="10.00pt" fo:font-weight="normal" fo:font-family="'JetBrains Mono'" style:font-family-asian="'JetBrains Mono'" style:font-family-complex="'JetBrains Mono'" fo:background-color="#ffffff" fo:color="#0000ff"/>
    </style:style>
    <style:style style:name="T47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7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8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8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8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8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8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8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8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87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48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8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9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91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49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93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49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95" style:family="text">
      <style:text-properties fo:font-size="10.00pt" fo:font-weight="normal" fo:font-family="'JetBrains Mono'" style:font-family-asian="'JetBrains Mono'" style:font-family-complex="'JetBrains Mono'" fo:background-color="#ffffff" fo:color="#0000ff"/>
    </style:style>
    <style:style style:name="T49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9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9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499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500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0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02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03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504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0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06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07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508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09" style:family="text">
      <style:text-properties fo:font-size="10.00pt" fo:font-weight="bold" fo:font-family="'JetBrains Mono'" style:font-family-asian="'JetBrains Mono'" style:font-family-complex="'JetBrains Mono'" fo:background-color="#ffffff" fo:color="#660e7a"/>
    </style:style>
    <style:style style:name="T510" style:family="text">
      <style:text-properties fo:font-size="10.00pt" fo:font-weight="bold" fo:font-family="'JetBrains Mono'" style:font-family-asian="'JetBrains Mono'" style:font-family-complex="'JetBrains Mono'" fo:background-color="#ffffff" fo:color="#008000"/>
    </style:style>
    <style:style style:name="T511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1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13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14" style:family="text">
      <style:text-properties fo:font-size="10.00pt" fo:font-weight="normal" fo:font-family="'JetBrains Mono'" style:font-family-asian="'JetBrains Mono'" style:font-family-complex="'JetBrains Mono'" fo:background-color="#ffffff" fo:color="#2196f3"/>
    </style:style>
    <style:style style:name="T515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16" style:family="text">
      <style:text-properties fo:font-size="10.00pt" fo:font-weight="normal" fo:font-family="'JetBrains Mono'" style:font-family-asian="'JetBrains Mono'" style:font-family-complex="'JetBrains Mono'" fo:background-color="#ffffff" fo:color="#0000ff"/>
    </style:style>
    <style:style style:name="T517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1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19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2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21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2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23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2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25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2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27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2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29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3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31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3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33" style:family="text">
      <style:text-properties fo:font-size="10.00pt" fo:font-weight="normal" fo:font-family="'JetBrains Mono'" style:font-family-asian="'JetBrains Mono'" style:font-family-complex="'JetBrains Mono'" fo:background-color="#ffffff" fo:color="#000000"/>
    </style:style>
    <style:style style:name="T53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3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3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3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3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3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4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4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4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4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4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4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4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4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4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4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5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5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5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5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5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5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5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5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5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5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6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6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6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6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6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6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6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6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6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6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7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7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7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7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7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7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7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7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7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7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8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8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8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8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8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8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8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8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8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8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9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9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9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9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9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9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9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9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59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9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0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0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0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0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0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0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0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0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0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0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1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1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1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1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1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1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1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1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1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1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2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2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2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2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2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2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2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2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2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2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3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3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3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3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3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3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3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3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3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3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4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4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4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4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4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4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4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4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4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4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5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5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5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5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5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5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5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5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5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5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6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6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6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6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6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6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6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6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6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6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7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7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7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7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7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7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7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7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7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7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8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8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8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8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8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8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8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8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8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8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9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9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9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9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9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9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9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9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69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9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0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0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0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0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0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0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0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0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0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0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1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1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1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1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1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1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1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1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1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1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2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2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2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2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2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2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2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2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2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2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3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3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3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3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3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3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3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3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3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3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4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4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4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4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4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4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4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4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4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4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5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5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5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5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5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5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5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5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5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5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6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6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6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6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6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6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6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6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6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6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7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7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7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7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7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7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7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7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7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7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8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8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8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8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8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8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8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8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8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8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9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9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9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9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9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9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9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9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79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9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0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0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0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0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0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0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0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0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0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0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1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1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1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1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1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1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1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1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1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1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2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2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2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2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2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2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2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2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2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2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3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3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3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3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3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3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3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3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3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3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4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4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4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4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4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4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4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4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4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4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5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5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5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5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5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5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5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5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5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5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6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6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6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6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6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6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6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6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6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6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7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7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7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7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7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7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7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7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7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7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8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8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8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8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8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8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8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8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8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8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9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9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9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9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9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9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9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9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89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9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0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0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0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0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0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0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0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0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0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0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1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1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1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1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1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1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1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1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1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1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2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2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2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2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2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2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2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2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2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2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3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3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3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3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3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3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3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3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3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3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4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4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4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4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4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4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4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4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4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4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5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5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5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5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5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5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5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5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5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5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6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6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6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6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6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6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6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6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6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6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7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7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7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7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7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7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7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7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7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7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8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8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8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8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8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8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8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8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8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8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9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9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9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9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9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9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9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9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99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9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0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0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0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0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0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0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0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0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0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0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1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1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1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1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1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1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1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1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1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1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2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2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2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2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2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2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2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2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2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2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3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3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3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3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3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3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3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3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3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3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4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4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4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4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4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4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4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4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4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4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5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5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5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5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5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5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5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5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5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5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6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6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6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6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6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6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6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6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6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69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7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71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7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73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7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75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7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77" style:family="text">
      <style:text-properties fo:font-size="10.00pt" fo:font-weight="normal" fo:font-family="'JetBrains Mono'" style:font-family-asian="'JetBrains Mono'" style:font-family-complex="'JetBrains Mono'" fo:background-color="#ffffff" fo:color="#808080" fo:font-style="italic"/>
    </style:style>
    <style:style style:name="T107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0" style:family="text">
      <style:text-properties fo:font-size="12.00pt" fo:font-weight="bold" fo:font-family="AnjaliOldLipi" style:font-family-asian="AnjaliOldLipi" style:font-family-complex="AnjaliOldLipi" fo:background-color="transparent" fo:color="#000000"/>
    </style:style>
    <style:style style:name="T10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QUIZ APP </text:span></text:p>
      <text:p text:style-name="P1"><text:span text:style-name="T2"/></text:p>
      <text:p text:style-name="P1"><text:span text:style-name="T3">09 Dec 2023<text:s text:c="94"/>Chhavi</text:span></text:p>
      <text:p text:style-name="P1"><text:span text:style-name="T4"/></text:p>
      <text:p text:style-name="P2"><text:span text:style-name="T5">main.dart:</text:span></text:p>
      <text:p text:style-name="P2"><text:span text:style-name="T6"/></text:p>
      <text:p text:style-name="P2"><text:span text:style-name="T7">import<text:s/></text:span><text:span text:style-name="T8">'package:flutter/material.dart'</text:span><text:span text:style-name="T9">;</text:span><text:span text:style-name="T10"><text:line-break/><text:line-break/></text:span><text:span text:style-name="T11">void<text:s/></text:span><text:span text:style-name="T12">main() {</text:span><text:span text:style-name="T13"><text:line-break/></text:span><text:span text:style-name="T14"><text:s text:c="2"/>runApp(</text:span><text:span text:style-name="T15">MaterialApp</text:span><text:span text:style-name="T16">(</text:span><text:span text:style-name="T17"><text:line-break/></text:span><text:span text:style-name="T18"><text:s text:c="4"/>home:<text:s/></text:span><text:span text:style-name="T19">Scaffold</text:span><text:span text:style-name="T20">(</text:span><text:span text:style-name="T21"><text:line-break/></text:span><text:span text:style-name="T22"><text:s text:c="6"/>appBar:<text:s/></text:span><text:span text:style-name="T23">AppBar</text:span><text:span text:style-name="T24">(title:<text:s/></text:span><text:span text:style-name="T25">Text</text:span><text:span text:style-name="T26">(</text:span><text:span text:style-name="T27">'QUIZ'</text:span><text:span text:style-name="T28">), centerTitle:<text:s/></text:span><text:span text:style-name="T29">true</text:span><text:span text:style-name="T30">,),</text:span><text:span text:style-name="T31"><text:line-break/></text:span><text:span text:style-name="T32"><text:s text:c="6"/>body:<text:s/></text:span><text:span text:style-name="T33">QuizPage</text:span><text:span text:style-name="T34">(),</text:span><text:span text:style-name="T35"><text:line-break/></text:span><text:span text:style-name="T36"><text:s text:c="4"/>),</text:span><text:span text:style-name="T37"><text:line-break/></text:span><text:span text:style-name="T38"><text:s text:c="2"/>));</text:span><text:span text:style-name="T39"><text:line-break/></text:span><text:span text:style-name="T40">}</text:span><text:span text:style-name="T41"><text:line-break/><text:line-break/></text:span><text:span text:style-name="T42">class<text:s/></text:span><text:span text:style-name="T43">QuizPage<text:s/></text:span><text:span text:style-name="T44">extends<text:s/></text:span><text:span text:style-name="T45">StatefulWidget {</text:span><text:span text:style-name="T46"><text:line-break/></text:span><text:span text:style-name="T47"><text:s text:c="2"/></text:span><text:span text:style-name="T48">const<text:s/></text:span><text:span text:style-name="T49">QuizPage();</text:span><text:span text:style-name="T50"><text:line-break/><text:line-break/></text:span><text:span text:style-name="T51"><text:s text:c="2"/></text:span><text:span text:style-name="T52">@override</text:span><text:span text:style-name="T53"><text:line-break/></text:span><text:span text:style-name="T54"><text:s text:c="2"/></text:span><text:span text:style-name="T55">State&lt;QuizPage&gt; createState() =&gt;<text:s/></text:span><text:span text:style-name="T56">_QuizPageState</text:span><text:span text:style-name="T57">();</text:span><text:span text:style-name="T58"><text:line-break/></text:span><text:span text:style-name="T59">}</text:span><text:span text:style-name="T60"><text:line-break/></text:span><text:span text:style-name="T61">class<text:s/></text:span><text:span text:style-name="T62">Question{</text:span><text:span text:style-name="T63"><text:line-break/></text:span><text:span text:style-name="T64"><text:s text:c="2"/></text:span><text:span text:style-name="T65">final<text:s/></text:span><text:span text:style-name="T66">String<text:s/></text:span><text:span text:style-name="T67">qText<text:s/></text:span><text:span text:style-name="T68">;</text:span><text:span text:style-name="T69"><text:line-break/></text:span><text:span text:style-name="T70"><text:s text:c="2"/></text:span><text:span text:style-name="T71">final<text:s/></text:span><text:span text:style-name="T72">bool<text:s/></text:span><text:span text:style-name="T73">qAns</text:span><text:span text:style-name="T74">;</text:span><text:span text:style-name="T75"><text:line-break/></text:span><text:span text:style-name="T76"><text:s text:c="2"/>Question({required<text:s/></text:span><text:span text:style-name="T77">this</text:span><text:span text:style-name="T78">.</text:span><text:span text:style-name="T79">qText</text:span><text:span text:style-name="T80">, required<text:s/></text:span><text:span text:style-name="T81">this</text:span><text:span text:style-name="T82">.</text:span><text:span text:style-name="T83">qAns</text:span><text:span text:style-name="T84">});</text:span><text:span text:style-name="T85"><text:line-break/></text:span><text:span text:style-name="T86">}</text:span><text:span text:style-name="T87"><text:line-break/><text:line-break/></text:span><text:span text:style-name="T88">class<text:s/></text:span><text:span text:style-name="T89">Questions{</text:span><text:span text:style-name="T90"><text:line-break/></text:span><text:span text:style-name="T91"><text:s text:c="2"/>List&lt;Question&gt;<text:s/></text:span><text:span text:style-name="T92">questionBank<text:s/></text:span><text:span text:style-name="T93">= [</text:span><text:span text:style-name="T94"><text:line-break/></text:span><text:span text:style-name="T95"><text:s text:c="4"/></text:span><text:span text:style-name="T96">Question</text:span><text:span text:style-name="T97">(qText:<text:s/></text:span><text:span text:style-name="T98">"Question1"</text:span><text:span text:style-name="T99">, qAns:<text:s/></text:span><text:span text:style-name="T100">true</text:span><text:span text:style-name="T101">),</text:span><text:span text:style-name="T102"><text:line-break/></text:span><text:span text:style-name="T103"><text:s text:c="4"/></text:span><text:span text:style-name="T104">Question</text:span><text:span text:style-name="T105">(qText:<text:s/></text:span><text:span text:style-name="T106">"Question2"</text:span><text:span text:style-name="T107">, qAns:<text:s/></text:span><text:span text:style-name="T108">false</text:span><text:span text:style-name="T109">),</text:span><text:span text:style-name="T110"><text:line-break/></text:span><text:span text:style-name="T111"><text:s text:c="4"/></text:span><text:span text:style-name="T112">Question</text:span><text:span text:style-name="T113">(qText:<text:s/></text:span><text:span text:style-name="T114">"Question3"</text:span><text:span text:style-name="T115">, qAns:<text:s/></text:span><text:span text:style-name="T116">true</text:span><text:span text:style-name="T117">),</text:span><text:span text:style-name="T118"><text:line-break/><text:line-break/></text:span><text:span text:style-name="T119"><text:s text:c="2"/>];</text:span><text:span text:style-name="T120"><text:line-break/></text:span><text:span text:style-name="T121">}</text:span><text:span text:style-name="T122"><text:line-break/></text:span><text:span text:style-name="T123">class<text:s/></text:span><text:span text:style-name="T124">_QuizPageState<text:s/></text:span><text:span text:style-name="T125">extends<text:s/></text:span><text:span text:style-name="T126">State&lt;QuizPage&gt; {</text:span><text:span text:style-name="T127"><text:line-break/></text:span><text:span text:style-name="T128"><text:s text:c="2"/>int<text:s/></text:span><text:span text:style-name="T129">questionNumber<text:s/></text:span><text:span text:style-name="T130">=<text:s/></text:span><text:span text:style-name="T131">0</text:span><text:span text:style-name="T132">;<text:s/></text:span><text:span text:style-name="T133">// stores the questionNumber, default = first</text:span><text:span text:style-name="T134"><text:line-break/></text:span><text:span text:style-name="T135"><text:s text:c="2"/></text:span><text:span text:style-name="T136">int<text:s/></text:span><text:span text:style-name="T137">currentScore<text:s/></text:span><text:span text:style-name="T138">=<text:s/></text:span><text:span text:style-name="T139">0</text:span><text:span text:style-name="T140">;<text:s/></text:span><text:span text:style-name="T141">// final score initialized to 0</text:span><text:span text:style-name="T142"><text:line-break/></text:span><text:span text:style-name="T143"><text:s text:c="2"/></text:span><text:span text:style-name="T144">Questions<text:s/></text:span><text:span text:style-name="T145">questions<text:s/></text:span><text:span text:style-name="T146">=<text:s/></text:span><text:span text:style-name="T147">Questions</text:span><text:span text:style-name="T148">();<text:s/></text:span><text:span text:style-name="T149">// Create an object of the Question Class</text:span><text:span text:style-name="T150"><text:line-break/><text:line-break/></text:span><text:span text:style-name="T151"><text:s text:c="2"/></text:span><text:span text:style-name="T152">void<text:s/></text:span><text:span text:style-name="T153">updateQuestionNumber() {</text:span><text:span text:style-name="T154"><text:line-break/></text:span><text:span text:style-name="T155"><text:s text:c="4"/>setState(() {</text:span><text:span text:style-name="T156"><text:line-break/></text:span><text:span text:style-name="T157"><text:s text:c="6"/></text:span><text:span text:style-name="T158">questionNumber<text:s/></text:span><text:span text:style-name="T159">=<text:s/></text:span><text:span text:style-name="T160">questionNumber<text:s/></text:span><text:span text:style-name="T161">+<text:s/></text:span><text:span text:style-name="T162">1</text:span><text:span text:style-name="T163">;<text:s/></text:span><text:span text:style-name="T164">// Increments the Question Number</text:span><text:span text:style-name="T165"><text:line-break/></text:span><text:span text:style-name="T166"><text:s text:c="6"/></text:span><text:span text:style-name="T167">print(</text:span><text:span text:style-name="T168">'</text:span><text:span text:style-name="T169">$</text:span><text:span text:style-name="T170">questionNumber</text:span><text:span text:style-name="T171">'</text:span><text:span text:style-name="T172">);</text:span><text:span text:style-name="T173"><text:line-break/></text:span><text:span text:style-name="T174"><text:s text:c="4"/>});</text:span><text:span text:style-name="T175"><text:line-break/></text:span><text:span text:style-name="T176"><text:s text:c="2"/>}</text:span><text:span text:style-name="T177"><text:line-break/></text:span><text:span text:style-name="T178"><text:s text:c="2"/>bool checkquestionNumber(int questionNumber) {</text:span><text:span text:style-name="T179"><text:line-break/></text:span><text:span text:style-name="T180"><text:s text:c="4"/></text:span><text:span text:style-name="T181">return<text:s/></text:span><text:span text:style-name="T182">questionNumber &lt;<text:s/></text:span><text:span text:style-name="T183">questions</text:span><text:span text:style-name="T184">.</text:span><text:span text:style-name="T185">questionBank</text:span><text:span text:style-name="T186">.</text:span><text:span text:style-name="T187">length<text:s/></text:span><text:span text:style-name="T188">?<text:s/></text:span><text:span text:style-name="T189">true<text:s/></text:span><text:span text:style-name="T190">:<text:s/></text:span><text:span text:style-name="T191">false</text:span><text:span text:style-name="T192">;</text:span><text:span text:style-name="T193"><text:line-break/></text:span><text:span text:style-name="T194"><text:s text:c="2"/>}</text:span><text:span text:style-name="T195"><text:line-break/></text:span><text:span text:style-name="T196"><text:s text:c="2"/></text:span><text:span text:style-name="T197">void<text:s/></text:span><text:span text:style-name="T198">udpateCurrentScore(bool choice, int question_number) {</text:span><text:span text:style-name="T199"><text:line-break/></text:span><text:span text:style-name="T200">// based on the choice (T/F button) score will be updated</text:span><text:span text:style-name="T201"><text:line-break/></text:span><text:span text:style-name="T202"><text:s text:c="4"/></text:span><text:span text:style-name="T203">if<text:s/></text:span><text:span text:style-name="T204">(</text:span><text:span text:style-name="T205">questions</text:span><text:span text:style-name="T206">.</text:span><text:span text:style-name="T207">questionBank</text:span><text:span text:style-name="T208">.</text:span><text:span text:style-name="T209">length<text:s/></text:span><text:span text:style-name="T210">== question_number) {</text:span><text:span text:style-name="T211"><text:line-break/></text:span><text:span text:style-name="T212"><text:s text:c="6"/>print(</text:span><text:span text:style-name="T213">"End of questions"</text:span><text:span text:style-name="T214">);</text:span><text:span text:style-name="T215"><text:line-break/></text:span><text:span text:style-name="T216"><text:s text:c="4"/>}<text:s/></text:span><text:span text:style-name="T217">else<text:s/></text:span><text:span text:style-name="T218">{</text:span><text:span text:style-name="T219"><text:line-break/></text:span><text:span text:style-name="T220">// checks the current user input against the list answer, if true increments the count</text:span><text:span text:style-name="T221"><text:line-break/></text:span><text:span text:style-name="T222"><text:s text:c="6"/></text:span><text:span text:style-name="T223">if<text:s/></text:span><text:span text:style-name="T224">(</text:span><text:span text:style-name="T225">questions</text:span><text:span text:style-name="T226">.</text:span><text:span text:style-name="T227">questionBank</text:span><text:span text:style-name="T228">[question_number].</text:span><text:span text:style-name="T229">qAns<text:s/></text:span><text:span text:style-name="T230">== choice) {</text:span><text:span text:style-name="T231"><text:line-break/></text:span><text:span text:style-name="T232"><text:s text:c="8"/>setState(() {</text:span><text:span text:style-name="T233"><text:line-break/></text:span><text:span text:style-name="T234"><text:s text:c="10"/></text:span><text:span text:style-name="T235">currentScore</text:span><text:span text:style-name="T236">++;</text:span><text:span text:style-name="T237"><text:line-break/></text:span><text:span text:style-name="T238"><text:s text:c="8"/>});</text:span><text:span text:style-name="T239"><text:line-break/></text:span><text:span text:style-name="T240"><text:s text:c="6"/>}</text:span><text:span text:style-name="T241"><text:line-break/></text:span><text:span text:style-name="T242"><text:s text:c="4"/>}</text:span><text:span text:style-name="T243"><text:line-break/></text:span><text:span text:style-name="T244"><text:s text:c="2"/>}</text:span><text:span text:style-name="T245"><text:line-break/><text:line-break/></text:span><text:span text:style-name="T246"><text:s text:c="2"/></text:span><text:span text:style-name="T247">@override</text:span><text:span text:style-name="T248"><text:line-break/></text:span><text:span text:style-name="T249"><text:s text:c="2"/></text:span><text:span text:style-name="T250">Widget build(BuildContext context) {</text:span><text:span text:style-name="T251"><text:line-break/></text:span><text:span text:style-name="T252"><text:s text:c="4"/></text:span><text:span text:style-name="T253">return<text:s/></text:span><text:span text:style-name="T254">Container</text:span><text:span text:style-name="T255">(</text:span><text:span text:style-name="T256"><text:line-break/></text:span><text:span text:style-name="T257"><text:s text:c="6"/>child:<text:s/></text:span><text:span text:style-name="T258">Column</text:span><text:span text:style-name="T259">(</text:span><text:span text:style-name="T260"><text:line-break/></text:span><text:span text:style-name="T261"><text:s text:c="8"/>crossAxisAlignment: CrossAxisAlignment.</text:span><text:span text:style-name="T262">stretch</text:span><text:span text:style-name="T263">,</text:span><text:span text:style-name="T264"><text:line-break/></text:span><text:span text:style-name="T265"><text:s text:c="8"/>children: [</text:span><text:span text:style-name="T266"><text:line-break/></text:span><text:span text:style-name="T267"><text:s text:c="10"/></text:span><text:span text:style-name="T268">Padding</text:span><text:span text:style-name="T269">(</text:span><text:span text:style-name="T270"><text:line-break/></text:span><text:span text:style-name="T271"><text:s text:c="12"/>padding:<text:s/></text:span><text:span text:style-name="T272">const<text:s/></text:span><text:span text:style-name="T273">EdgeInsets</text:span><text:span text:style-name="T274">.</text:span><text:span text:style-name="T275">only</text:span><text:span text:style-name="T276">(top:<text:s/></text:span><text:span text:style-name="T277">10.0</text:span><text:span text:style-name="T278">),</text:span><text:span text:style-name="T279"><text:line-break/></text:span><text:span text:style-name="T280"><text:s text:c="12"/>child:<text:s/></text:span><text:span text:style-name="T281">Center</text:span><text:span text:style-name="T282">(</text:span><text:span text:style-name="T283"><text:line-break/></text:span><text:span text:style-name="T284"><text:s text:c="14"/>child:<text:s/></text:span><text:span text:style-name="T285">Text</text:span><text:span text:style-name="T286">(</text:span><text:span text:style-name="T287"><text:line-break/></text:span><text:span text:style-name="T288"><text:s text:c="16"/>checkquestionNumber(</text:span><text:span text:style-name="T289">questionNumber</text:span><text:span text:style-name="T290">)?</text:span><text:span text:style-name="T291"><text:line-break/></text:span><text:span text:style-name="T292"><text:s text:c="16"/></text:span><text:span text:style-name="T293">questions</text:span><text:span text:style-name="T294">.</text:span><text:span text:style-name="T295">questionBank</text:span><text:span text:style-name="T296">[</text:span><text:span text:style-name="T297">questionNumber</text:span><text:span text:style-name="T298">].</text:span><text:span text:style-name="T299"><text:line-break/></text:span><text:span text:style-name="T300"><text:s text:c="16"/></text:span><text:span text:style-name="T301">qText</text:span><text:span text:style-name="T302">.toString():</text:span><text:span text:style-name="T303">"END"</text:span><text:span text:style-name="T304">,</text:span><text:span text:style-name="T305"><text:line-break/></text:span><text:span text:style-name="T306"><text:s text:c="16"/>style:<text:s/></text:span><text:span text:style-name="T307">TextStyle</text:span><text:span text:style-name="T308">(</text:span><text:span text:style-name="T309"><text:line-break/></text:span><text:span text:style-name="T310"><text:s text:c="18"/>fontSize:<text:s/></text:span><text:span text:style-name="T311">25.0</text:span><text:span text:style-name="T312">,</text:span><text:span text:style-name="T313"><text:line-break/></text:span><text:span text:style-name="T314"><text:s text:c="16"/>),),</text:span><text:span text:style-name="T315"><text:line-break/></text:span><text:span text:style-name="T316"><text:s text:c="12"/>),</text:span><text:span text:style-name="T317"><text:line-break/></text:span><text:span text:style-name="T318"><text:s text:c="10"/>),</text:span><text:span text:style-name="T319"><text:line-break/></text:span><text:span text:style-name="T320"><text:s text:c="10"/></text:span><text:span text:style-name="T321">SizedBox</text:span><text:span text:style-name="T322">(height:<text:s/></text:span><text:span text:style-name="T323">60.0</text:span><text:span text:style-name="T324">,),</text:span><text:span text:style-name="T325"><text:line-break/></text:span><text:span text:style-name="T326"><text:s text:c="10"/></text:span><text:span text:style-name="T327">if</text:span><text:span text:style-name="T328">(checkquestionNumber(</text:span><text:span text:style-name="T329">questionNumber</text:span><text:span text:style-name="T330">))</text:span><text:span text:style-name="T331"><text:line-break/></text:span><text:span text:style-name="T332"><text:s text:c="12"/></text:span><text:span text:style-name="T333">ElevatedButton</text:span><text:span text:style-name="T334">(</text:span><text:span text:style-name="T335"><text:line-break/></text:span><text:span text:style-name="T336"><text:s text:c="14"/>child:<text:s/></text:span><text:span text:style-name="T337">Text</text:span><text:span text:style-name="T338">(</text:span><text:span text:style-name="T339">'True'</text:span><text:span text:style-name="T340">),</text:span><text:span text:style-name="T341"><text:line-break/></text:span><text:span text:style-name="T342"><text:s text:c="14"/>onPressed: (){</text:span><text:span text:style-name="T343"><text:line-break/></text:span><text:span text:style-name="T344"><text:s text:c="16"/>setState(() {</text:span><text:span text:style-name="T345"><text:line-break/></text:span><text:span text:style-name="T346"><text:s text:c="18"/></text:span><text:span text:style-name="T347">if</text:span><text:span text:style-name="T348">(</text:span><text:span text:style-name="T349">questionNumber<text:s/></text:span><text:span text:style-name="T350">==<text:s/></text:span><text:span text:style-name="T351">questions</text:span><text:span text:style-name="T352">.</text:span><text:span text:style-name="T353">questionBank</text:span><text:span text:style-name="T354">.</text:span><text:span text:style-name="T355">length</text:span><text:span text:style-name="T356">){</text:span><text:span text:style-name="T357"><text:line-break/></text:span><text:span text:style-name="T358"><text:s text:c="20"/>print(</text:span><text:span text:style-name="T359">'End of Questions'</text:span><text:span text:style-name="T360">);</text:span><text:span text:style-name="T361"><text:line-break/></text:span><text:span text:style-name="T362"><text:s text:c="18"/>}</text:span><text:span text:style-name="T363">else</text:span><text:span text:style-name="T364">{</text:span><text:span text:style-name="T365"><text:line-break/></text:span><text:span text:style-name="T366"><text:s text:c="20"/>udpateCurrentScore(</text:span><text:span text:style-name="T367">true</text:span><text:span text:style-name="T368">,</text:span><text:span text:style-name="T369">questionNumber</text:span><text:span text:style-name="T370">) ;</text:span><text:span text:style-name="T371"><text:line-break/></text:span><text:span text:style-name="T372"><text:s text:c="20"/>updateQuestionNumber();</text:span><text:span text:style-name="T373"><text:line-break/></text:span><text:span text:style-name="T374"><text:s text:c="18"/>}</text:span><text:span text:style-name="T375"><text:line-break/></text:span><text:span text:style-name="T376"><text:s text:c="16"/>});</text:span><text:span text:style-name="T377"><text:line-break/></text:span><text:span text:style-name="T378"><text:s text:c="14"/>},</text:span><text:span text:style-name="T379"><text:line-break/></text:span><text:span text:style-name="T380"><text:s text:c="12"/>),</text:span><text:span text:style-name="T381"><text:line-break/></text:span><text:span text:style-name="T382"><text:s text:c="10"/></text:span><text:span text:style-name="T383">SizedBox</text:span><text:span text:style-name="T384">(height:<text:s/></text:span><text:span text:style-name="T385">20.0</text:span><text:span text:style-name="T386">,),</text:span><text:span text:style-name="T387"><text:line-break/></text:span><text:span text:style-name="T388"><text:s text:c="10"/></text:span><text:span text:style-name="T389">if</text:span><text:span text:style-name="T390">(checkquestionNumber(</text:span><text:span text:style-name="T391">questionNumber</text:span><text:span text:style-name="T392">))</text:span><text:span text:style-name="T393"><text:line-break/></text:span><text:span text:style-name="T394"><text:s text:c="12"/></text:span><text:span text:style-name="T395">ElevatedButton</text:span><text:span text:style-name="T396">(</text:span><text:span text:style-name="T397"><text:line-break/></text:span><text:span text:style-name="T398"><text:s text:c="14"/>child:<text:s/></text:span><text:span text:style-name="T399">Text</text:span><text:span text:style-name="T400">(</text:span><text:span text:style-name="T401">'False'</text:span><text:span text:style-name="T402">),</text:span><text:span text:style-name="T403"><text:line-break/></text:span><text:span text:style-name="T404"><text:s text:c="14"/>onPressed: (){</text:span><text:span text:style-name="T405"><text:line-break/></text:span><text:span text:style-name="T406"><text:s text:c="16"/>setState(() {</text:span><text:span text:style-name="T407"><text:line-break/></text:span><text:span text:style-name="T408"><text:s text:c="18"/></text:span><text:span text:style-name="T409">if</text:span><text:span text:style-name="T410">(</text:span><text:span text:style-name="T411">questionNumber<text:s/></text:span><text:span text:style-name="T412">==<text:s/></text:span><text:span text:style-name="T413">questions</text:span><text:span text:style-name="T414">.</text:span><text:span text:style-name="T415">questionBank</text:span><text:span text:style-name="T416">.</text:span><text:span text:style-name="T417">length</text:span><text:span text:style-name="T418">){</text:span><text:span text:style-name="T419"><text:line-break/></text:span><text:span text:style-name="T420"><text:s text:c="20"/>print(</text:span><text:span text:style-name="T421">'End of Questions'</text:span><text:span text:style-name="T422">);</text:span><text:span text:style-name="T423"><text:line-break/></text:span><text:span text:style-name="T424"><text:s text:c="18"/>}</text:span><text:span text:style-name="T425">else</text:span><text:span text:style-name="T426">{</text:span><text:span text:style-name="T427"><text:line-break/></text:span><text:span text:style-name="T428"><text:s text:c="20"/>udpateCurrentScore(</text:span><text:span text:style-name="T429">false</text:span><text:span text:style-name="T430">,</text:span><text:span text:style-name="T431">questionNumber</text:span><text:span text:style-name="T432">) ;</text:span><text:span text:style-name="T433"><text:line-break/></text:span><text:span text:style-name="T434"><text:s text:c="20"/>updateQuestionNumber();</text:span><text:span text:style-name="T435"><text:line-break/></text:span><text:span text:style-name="T436"><text:s text:c="18"/>}</text:span><text:span text:style-name="T437"><text:line-break/></text:span><text:span text:style-name="T438"><text:s text:c="16"/>});</text:span><text:span text:style-name="T439"><text:line-break/></text:span><text:span text:style-name="T440"><text:s text:c="14"/>},</text:span><text:span text:style-name="T441"><text:line-break/></text:span><text:span text:style-name="T442"><text:s text:c="12"/>),</text:span><text:span text:style-name="T443"><text:line-break/></text:span><text:span text:style-name="T444"><text:s text:c="10"/></text:span><text:span text:style-name="T445">SizedBox</text:span><text:span text:style-name="T446">(height:<text:s/></text:span><text:span text:style-name="T447">100.0</text:span><text:span text:style-name="T448">,),</text:span><text:span text:style-name="T449"><text:line-break/><text:line-break/></text:span><text:span text:style-name="T450"><text:s text:c="10"/></text:span><text:span text:style-name="T451">Padding</text:span><text:span text:style-name="T452">(</text:span><text:span text:style-name="T453"><text:line-break/></text:span><text:span text:style-name="T454"><text:s text:c="12"/>padding:<text:s/></text:span><text:span text:style-name="T455">EdgeInsets</text:span><text:span text:style-name="T456">.</text:span><text:span text:style-name="T457">all</text:span><text:span text:style-name="T458">(</text:span><text:span text:style-name="T459">30.0</text:span><text:span text:style-name="T460">),</text:span><text:span text:style-name="T461"><text:line-break/></text:span><text:span text:style-name="T462"><text:s text:c="12"/>child:<text:s/></text:span><text:span text:style-name="T463">Center</text:span><text:span text:style-name="T464">(</text:span><text:span text:style-name="T465"><text:line-break/></text:span><text:span text:style-name="T466"><text:s text:c="14"/>child:<text:s/></text:span><text:span text:style-name="T467">Text</text:span><text:span text:style-name="T468">(</text:span><text:span text:style-name="T469"><text:line-break/></text:span><text:span text:style-name="T470"><text:s text:c="16"/></text:span><text:span text:style-name="T471">'Your current Score'</text:span><text:span text:style-name="T472">,</text:span><text:span text:style-name="T473"><text:line-break/></text:span><text:span text:style-name="T474"><text:s text:c="16"/>style:<text:s/></text:span><text:span text:style-name="T475">TextStyle</text:span><text:span text:style-name="T476">(fontSize:<text:s/></text:span><text:span text:style-name="T477">30.0</text:span><text:span text:style-name="T478">),</text:span><text:span text:style-name="T479"><text:line-break/></text:span><text:span text:style-name="T480"><text:s text:c="14"/>),</text:span><text:span text:style-name="T481"><text:line-break/></text:span><text:span text:style-name="T482"><text:s text:c="12"/>),</text:span><text:span text:style-name="T483"><text:line-break/></text:span><text:span text:style-name="T484"><text:s text:c="10"/>),</text:span><text:span text:style-name="T485"><text:line-break/></text:span><text:span text:style-name="T486"><text:s text:c="10"/></text:span><text:span text:style-name="T487">Padding</text:span><text:span text:style-name="T488">(</text:span><text:span text:style-name="T489"><text:line-break/></text:span><text:span text:style-name="T490"><text:s text:c="12"/>padding:<text:s/></text:span><text:span text:style-name="T491">EdgeInsets</text:span><text:span text:style-name="T492">.</text:span><text:span text:style-name="T493">all</text:span><text:span text:style-name="T494">(</text:span><text:span text:style-name="T495">30.0</text:span><text:span text:style-name="T496">),</text:span><text:span text:style-name="T497"><text:line-break/></text:span><text:span text:style-name="T498"><text:s text:c="12"/>child:<text:s/></text:span><text:span text:style-name="T499">Center</text:span><text:span text:style-name="T500">(</text:span><text:span text:style-name="T501"><text:line-break/></text:span><text:span text:style-name="T502"><text:s text:c="14"/>child:<text:s/></text:span><text:span text:style-name="T503">Text</text:span><text:span text:style-name="T504">(</text:span><text:span text:style-name="T505"><text:line-break/></text:span><text:span text:style-name="T506"><text:s text:c="16"/></text:span><text:span text:style-name="T507">'</text:span><text:span text:style-name="T508">$</text:span><text:span text:style-name="T509">currentScore</text:span><text:span text:style-name="T510">'</text:span><text:span text:style-name="T511">,</text:span><text:span text:style-name="T512"><text:line-break/></text:span><text:span text:style-name="T513"><text:s text:c="16"/>style:<text:s/></text:span><text:span text:style-name="T514">TextStyle</text:span><text:span text:style-name="T515">(fontSize:<text:s/></text:span><text:span text:style-name="T516">30.0</text:span><text:span text:style-name="T517">),</text:span><text:span text:style-name="T518"><text:line-break/></text:span><text:span text:style-name="T519"><text:s text:c="14"/>),</text:span><text:span text:style-name="T520"><text:line-break/></text:span><text:span text:style-name="T521"><text:s text:c="12"/>),</text:span><text:span text:style-name="T522"><text:line-break/></text:span><text:span text:style-name="T523"><text:s text:c="10"/>),</text:span><text:span text:style-name="T524"><text:line-break/></text:span><text:span text:style-name="T525"><text:s text:c="8"/>],</text:span><text:span text:style-name="T526"><text:line-break/></text:span><text:span text:style-name="T527"><text:s text:c="6"/>),</text:span><text:span text:style-name="T528"><text:line-break/></text:span><text:span text:style-name="T529"><text:s text:c="4"/>);</text:span><text:span text:style-name="T530"><text:line-break/></text:span><text:span text:style-name="T531"><text:s text:c="2"/>}</text:span><text:span text:style-name="T532"><text:line-break/></text:span><text:span text:style-name="T533">}</text:span><text:span text:style-name="T534"><text:line-break/><text:line-break/></text:span><text:span text:style-name="T535">// import 'package:flutter/material.dart';</text:span><text:span text:style-name="T536"><text:line-break/></text:span><text:span text:style-name="T537">//</text:span><text:span text:style-name="T538"><text:line-break/></text:span><text:span text:style-name="T539">// void main() {</text:span><text:span text:style-name="T540"><text:line-break/></text:span><text:span text:style-name="T541">//<text:s text:c="3"/>runApp(MaterialApp(</text:span><text:span text:style-name="T542"><text:line-break/></text:span><text:span text:style-name="T543">//<text:s text:c="5"/>home: Scaffold(</text:span><text:span text:style-name="T544"><text:line-break/></text:span><text:span text:style-name="T545">//<text:s text:c="7"/>appBar : AppBar(title: Text('Quiz'),</text:span><text:span text:style-name="T546"><text:line-break/></text:span><text:span text:style-name="T547">//<text:s text:c="9"/>centerTitle: true,),</text:span><text:span text:style-name="T548"><text:line-break/></text:span><text:span text:style-name="T549">//<text:s text:c="9"/>body: QuizPage(),</text:span><text:span text:style-name="T550"><text:line-break/></text:span><text:span text:style-name="T551">//<text:s text:c="7"/>),</text:span><text:span text:style-name="T552"><text:line-break/></text:span><text:span text:style-name="T553">//<text:s text:c="5"/>));</text:span><text:span text:style-name="T554"><text:line-break/></text:span><text:span text:style-name="T555">//<text:s text:c="3"/>}</text:span><text:span text:style-name="T556"><text:line-break/></text:span><text:span text:style-name="T557">//</text:span><text:span text:style-name="T558"><text:line-break/></text:span><text:span text:style-name="T559">// class QuizPage extends StatefulWidget {</text:span><text:span text:style-name="T560"><text:line-break/></text:span><text:span text:style-name="T561">//<text:s text:c="3"/>const QuizPage({Key? key}) : super(key: key);</text:span><text:span text:style-name="T562"><text:line-break/></text:span><text:span text:style-name="T563">//</text:span><text:span text:style-name="T564"><text:line-break/></text:span><text:span text:style-name="T565">//<text:s text:c="3"/>@override</text:span><text:span text:style-name="T566"><text:line-break/></text:span><text:span text:style-name="T567">//<text:s text:c="3"/>_QuizPageState createState() =&gt; _QuizPageState();</text:span><text:span text:style-name="T568"><text:line-break/></text:span><text:span text:style-name="T569">// }</text:span><text:span text:style-name="T570"><text:line-break/></text:span><text:span text:style-name="T571">//</text:span><text:span text:style-name="T572"><text:line-break/></text:span><text:span text:style-name="T573">// class _QuizPageState extends State&lt;QuizPage&gt; {</text:span><text:span text:style-name="T574"><text:line-break/></text:span><text:span text:style-name="T575">//<text:s text:c="3"/>int questionNumber = 0;</text:span><text:span text:style-name="T576"><text:line-break/></text:span><text:span text:style-name="T577">//<text:s text:c="3"/>int currentScore = 0;</text:span><text:span text:style-name="T578"><text:line-break/></text:span><text:span text:style-name="T579">//<text:s text:c="3"/>Questions questions = Questions();</text:span><text:span text:style-name="T580"><text:line-break/></text:span><text:span text:style-name="T581">//</text:span><text:span text:style-name="T582"><text:line-break/></text:span><text:span text:style-name="T583">//<text:s text:c="3"/>void updateQuestionNumber() {</text:span><text:span text:style-name="T584"><text:line-break/></text:span><text:span text:style-name="T585">//<text:s text:c="5"/>setState(() {</text:span><text:span text:style-name="T586"><text:line-break/></text:span><text:span text:style-name="T587">//<text:s text:c="7"/>questionNumber = questionNumber + 1;</text:span><text:span text:style-name="T588"><text:line-break/></text:span><text:span text:style-name="T589">//<text:s text:c="7"/>print('$questionNumber');</text:span><text:span text:style-name="T590"><text:line-break/></text:span><text:span text:style-name="T591">//<text:s text:c="5"/>});</text:span><text:span text:style-name="T592"><text:line-break/></text:span><text:span text:style-name="T593">//<text:s text:c="3"/>}</text:span><text:span text:style-name="T594"><text:line-break/></text:span><text:span text:style-name="T595">//</text:span><text:span text:style-name="T596"><text:line-break/></text:span><text:span text:style-name="T597">//<text:s text:c="3"/>void updateCurrentScore(bool choice, int questionNumber) {</text:span><text:span text:style-name="T598"><text:line-break/></text:span><text:span text:style-name="T599">//<text:s text:c="5"/>if (questions.questionBank.length == questionNumber) {</text:span><text:span text:style-name="T600"><text:line-break/></text:span><text:span text:style-name="T601">//<text:s text:c="7"/>print("End of questions");</text:span><text:span text:style-name="T602"><text:line-break/></text:span><text:span text:style-name="T603">//<text:s text:c="5"/>} else {</text:span><text:span text:style-name="T604"><text:line-break/></text:span><text:span text:style-name="T605">//<text:s text:c="7"/>if (questions.questionBank[questionNumber].answer == choice) {</text:span><text:span text:style-name="T606"><text:line-break/></text:span><text:span text:style-name="T607">//<text:s text:c="9"/>setState(() {</text:span><text:span text:style-name="T608"><text:line-break/></text:span><text:span text:style-name="T609">//<text:s text:c="11"/>currentScore++;</text:span><text:span text:style-name="T610"><text:line-break/></text:span><text:span text:style-name="T611">//<text:s text:c="9"/>});</text:span><text:span text:style-name="T612"><text:line-break/></text:span><text:span text:style-name="T613">//<text:s text:c="7"/>}</text:span><text:span text:style-name="T614"><text:line-break/></text:span><text:span text:style-name="T615">//<text:s text:c="5"/>}</text:span><text:span text:style-name="T616"><text:line-break/></text:span><text:span text:style-name="T617">//<text:s text:c="3"/>}</text:span><text:span text:style-name="T618"><text:line-break/></text:span><text:span text:style-name="T619">//</text:span><text:span text:style-name="T620"><text:line-break/></text:span><text:span text:style-name="T621">//<text:s text:c="3"/>bool checkQuestionNumber(int questionNumber) {</text:span><text:span text:style-name="T622"><text:line-break/></text:span><text:span text:style-name="T623">//<text:s text:c="5"/>return questionNumber &lt; questions.questionBank.length;</text:span><text:span text:style-name="T624"><text:line-break/></text:span><text:span text:style-name="T625">//<text:s text:c="3"/>}</text:span><text:span text:style-name="T626"><text:line-break/></text:span><text:span text:style-name="T627">//</text:span><text:span text:style-name="T628"><text:line-break/></text:span><text:span text:style-name="T629">//<text:s text:c="3"/>@override</text:span><text:span text:style-name="T630"><text:line-break/></text:span><text:span text:style-name="T631">//<text:s text:c="3"/>Widget build(BuildContext context) {</text:span><text:span text:style-name="T632"><text:line-break/></text:span><text:span text:style-name="T633">//<text:s text:c="5"/>return Scaffold(</text:span><text:span text:style-name="T634"><text:line-break/></text:span><text:span text:style-name="T635">//<text:s text:c="7"/>body: Column(</text:span><text:span text:style-name="T636"><text:line-break/></text:span><text:span text:style-name="T637">//<text:s text:c="9"/>mainAxisAlignment: MainAxisAlignment.center,</text:span><text:span text:style-name="T638"><text:line-break/></text:span><text:span text:style-name="T639">//<text:s text:c="9"/>children: [</text:span><text:span text:style-name="T640"><text:line-break/></text:span><text:span text:style-name="T641">//<text:s text:c="11"/>Center(</text:span><text:span text:style-name="T642"><text:line-break/></text:span><text:span text:style-name="T643">//<text:s text:c="13"/>child: Text(</text:span><text:span text:style-name="T644"><text:line-break/></text:span><text:span text:style-name="T645">//<text:s text:c="15"/>checkQuestionNumber(questionNumber)</text:span><text:span text:style-name="T646"><text:line-break/></text:span><text:span text:style-name="T647">//<text:s text:c="19"/>? questions.questionBank[questionNumber].questionText</text:span><text:span text:style-name="T648"><text:line-break/></text:span><text:span text:style-name="T649">//<text:s text:c="19"/>: "End",</text:span><text:span text:style-name="T650"><text:line-break/></text:span><text:span text:style-name="T651">//<text:s text:c="15"/>style: TextStyle(fontSize: 40.0),</text:span><text:span text:style-name="T652"><text:line-break/></text:span><text:span text:style-name="T653">//<text:s text:c="13"/>),</text:span><text:span text:style-name="T654"><text:line-break/></text:span><text:span text:style-name="T655">//<text:s text:c="11"/>),</text:span><text:span text:style-name="T656"><text:line-break/></text:span><text:span text:style-name="T657">//<text:s text:c="11"/>SizedBox(height: 20.0),</text:span><text:span text:style-name="T658"><text:line-break/></text:span><text:span text:style-name="T659">//<text:s text:c="11"/>if (checkQuestionNumber(questionNumber))</text:span><text:span text:style-name="T660"><text:line-break/></text:span><text:span text:style-name="T661">//<text:s text:c="13"/>ElevatedButton(</text:span><text:span text:style-name="T662"><text:line-break/></text:span><text:span text:style-name="T663">//<text:s text:c="15"/>onPressed: () {</text:span><text:span text:style-name="T664"><text:line-break/></text:span><text:span text:style-name="T665">//<text:s text:c="17"/>setState(() {</text:span><text:span text:style-name="T666"><text:line-break/></text:span><text:span text:style-name="T667">//<text:s text:c="19"/>if (questionNumber == questions.questionBank.length - 1) {</text:span><text:span text:style-name="T668"><text:line-break/></text:span><text:span text:style-name="T669">//<text:s text:c="21"/>print("End of questions");</text:span><text:span text:style-name="T670"><text:line-break/></text:span><text:span text:style-name="T671">//<text:s text:c="19"/>} else {</text:span><text:span text:style-name="T672"><text:line-break/></text:span><text:span text:style-name="T673">//<text:s text:c="21"/>updateCurrentScore(true, questionNumber);</text:span><text:span text:style-name="T674"><text:line-break/></text:span><text:span text:style-name="T675">//<text:s text:c="21"/>updateQuestionNumber();</text:span><text:span text:style-name="T676"><text:line-break/></text:span><text:span text:style-name="T677">//<text:s text:c="19"/>}</text:span><text:span text:style-name="T678"><text:line-break/></text:span><text:span text:style-name="T679">//<text:s text:c="17"/>});</text:span><text:span text:style-name="T680"><text:line-break/></text:span><text:span text:style-name="T681">//<text:s text:c="15"/>},</text:span><text:span text:style-name="T682"><text:line-break/></text:span><text:span text:style-name="T683">//<text:s text:c="15"/>child: Text('True'),</text:span><text:span text:style-name="T684"><text:line-break/></text:span><text:span text:style-name="T685">//<text:s text:c="13"/>),</text:span><text:span text:style-name="T686"><text:line-break/></text:span><text:span text:style-name="T687">//<text:s text:c="11"/>SizedBox(width: 20.0),</text:span><text:span text:style-name="T688"><text:line-break/></text:span><text:span text:style-name="T689">//<text:s text:c="11"/>if (checkQuestionNumber(questionNumber))</text:span><text:span text:style-name="T690"><text:line-break/></text:span><text:span text:style-name="T691">//<text:s text:c="13"/>ElevatedButton(</text:span><text:span text:style-name="T692"><text:line-break/></text:span><text:span text:style-name="T693">//<text:s text:c="15"/>onPressed: () {</text:span><text:span text:style-name="T694"><text:line-break/></text:span><text:span text:style-name="T695">//<text:s text:c="17"/>setState(() {</text:span><text:span text:style-name="T696"><text:line-break/></text:span><text:span text:style-name="T697">//<text:s text:c="19"/>if (questionNumber == questions.questionBank.length - 1) {</text:span><text:span text:style-name="T698"><text:line-break/></text:span><text:span text:style-name="T699">//<text:s text:c="21"/>print("End of questions");</text:span><text:span text:style-name="T700"><text:line-break/></text:span><text:span text:style-name="T701">//<text:s text:c="19"/>} else {</text:span><text:span text:style-name="T702"><text:line-break/></text:span><text:span text:style-name="T703">//<text:s text:c="21"/>updateCurrentScore(false, questionNumber);</text:span><text:span text:style-name="T704"><text:line-break/></text:span><text:span text:style-name="T705">//<text:s text:c="21"/>updateQuestionNumber();</text:span><text:span text:style-name="T706"><text:line-break/></text:span><text:span text:style-name="T707">//<text:s text:c="19"/>}</text:span><text:span text:style-name="T708"><text:line-break/></text:span><text:span text:style-name="T709">//<text:s text:c="17"/>});</text:span><text:span text:style-name="T710"><text:line-break/></text:span><text:span text:style-name="T711">//<text:s text:c="15"/>},</text:span><text:span text:style-name="T712"><text:line-break/></text:span><text:span text:style-name="T713">//<text:s text:c="15"/>child: Text('False'),</text:span><text:span text:style-name="T714"><text:line-break/></text:span><text:span text:style-name="T715">//<text:s text:c="13"/>),</text:span><text:span text:style-name="T716"><text:line-break/></text:span><text:span text:style-name="T717">//<text:s text:c="11"/>SizedBox(height: 100.0),</text:span><text:span text:style-name="T718"><text:line-break/></text:span><text:span text:style-name="T719">//<text:s text:c="11"/>SizedBox(height: 50.0),</text:span><text:span text:style-name="T720"><text:line-break/></text:span><text:span text:style-name="T721">//<text:s text:c="11"/>Padding(</text:span><text:span text:style-name="T722"><text:line-break/></text:span><text:span text:style-name="T723">//<text:s text:c="13"/>padding: const EdgeInsets.all(30.0),</text:span><text:span text:style-name="T724"><text:line-break/></text:span><text:span text:style-name="T725">//<text:s text:c="13"/>child: Center(</text:span><text:span text:style-name="T726"><text:line-break/></text:span><text:span text:style-name="T727">//<text:s text:c="15"/>child: Text(</text:span><text:span text:style-name="T728"><text:line-break/></text:span><text:span text:style-name="T729">//<text:s text:c="17"/>"Current Score is:",</text:span><text:span text:style-name="T730"><text:line-break/></text:span><text:span text:style-name="T731">//<text:s text:c="17"/>style: TextStyle(fontSize: 30),</text:span><text:span text:style-name="T732"><text:line-break/></text:span><text:span text:style-name="T733">//<text:s text:c="15"/>),</text:span><text:span text:style-name="T734"><text:line-break/></text:span><text:span text:style-name="T735">//<text:s text:c="13"/>),</text:span><text:span text:style-name="T736"><text:line-break/></text:span><text:span text:style-name="T737">//<text:s text:c="11"/>),</text:span><text:span text:style-name="T738"><text:line-break/></text:span><text:span text:style-name="T739">//<text:s text:c="11"/>Padding(</text:span><text:span text:style-name="T740"><text:line-break/></text:span><text:span text:style-name="T741">//<text:s text:c="13"/>padding: const EdgeInsets.all(30.0),</text:span><text:span text:style-name="T742"><text:line-break/></text:span><text:span text:style-name="T743">//<text:s text:c="13"/>child: Center(</text:span><text:span text:style-name="T744"><text:line-break/></text:span><text:span text:style-name="T745">//<text:s text:c="15"/>child: Text(</text:span><text:span text:style-name="T746"><text:line-break/></text:span><text:span text:style-name="T747">//<text:s text:c="17"/>'${currentScore}',</text:span><text:span text:style-name="T748"><text:line-break/></text:span><text:span text:style-name="T749">//<text:s text:c="17"/>style: TextStyle(fontSize: 30),</text:span><text:span text:style-name="T750"><text:line-break/></text:span><text:span text:style-name="T751">//<text:s text:c="15"/>),</text:span><text:span text:style-name="T752"><text:line-break/></text:span><text:span text:style-name="T753">//<text:s text:c="13"/>),</text:span><text:span text:style-name="T754"><text:line-break/></text:span><text:span text:style-name="T755">//<text:s text:c="11"/>),</text:span><text:span text:style-name="T756"><text:line-break/></text:span><text:span text:style-name="T757">//<text:s text:c="9"/>],</text:span><text:span text:style-name="T758"><text:line-break/></text:span><text:span text:style-name="T759">//<text:s text:c="7"/>),</text:span><text:span text:style-name="T760"><text:line-break/></text:span><text:span text:style-name="T761">//<text:s text:c="5"/>);</text:span><text:span text:style-name="T762"><text:line-break/></text:span><text:span text:style-name="T763">//<text:s text:c="3"/>}</text:span><text:span text:style-name="T764"><text:line-break/></text:span><text:span text:style-name="T765">// }</text:span><text:span text:style-name="T766"><text:line-break/></text:span><text:span text:style-name="T767">//</text:span><text:span text:style-name="T768"><text:line-break/></text:span><text:span text:style-name="T769">// class Question {</text:span><text:span text:style-name="T770"><text:line-break/></text:span><text:span text:style-name="T771">//<text:s text:c="3"/>final String questionText;</text:span><text:span text:style-name="T772"><text:line-break/></text:span><text:span text:style-name="T773">//<text:s text:c="3"/>final bool answer;</text:span><text:span text:style-name="T774"><text:line-break/></text:span><text:span text:style-name="T775">//</text:span><text:span text:style-name="T776"><text:line-break/></text:span><text:span text:style-name="T777">//<text:s text:c="3"/>Question({required this.questionText, required this.answer});</text:span><text:span text:style-name="T778"><text:line-break/></text:span><text:span text:style-name="T779">// }</text:span><text:span text:style-name="T780"><text:line-break/></text:span><text:span text:style-name="T781">//</text:span><text:span text:style-name="T782"><text:line-break/></text:span><text:span text:style-name="T783">// class Questions {</text:span><text:span text:style-name="T784"><text:line-break/></text:span><text:span text:style-name="T785">//<text:s text:c="3"/>List&lt;Question&gt; questionBank = [</text:span><text:span text:style-name="T786"><text:line-break/></text:span><text:span text:style-name="T787">//<text:s text:c="5"/>Question(questionText: "Question1", answer: true),</text:span><text:span text:style-name="T788"><text:line-break/></text:span><text:span text:style-name="T789">//<text:s text:c="5"/>Question(questionText: "Question2", answer: true),</text:span><text:span text:style-name="T790"><text:line-break/></text:span><text:span text:style-name="T791">//<text:s text:c="5"/>Question(questionText: "Question3", answer: false),</text:span><text:span text:style-name="T792"><text:line-break/></text:span><text:span text:style-name="T793">//<text:s text:c="5"/>Question(questionText: "Question4", answer: true),</text:span><text:span text:style-name="T794"><text:line-break/></text:span><text:span text:style-name="T795">//<text:s text:c="5"/>Question(questionText: "Question5", answer: false),</text:span><text:span text:style-name="T796"><text:line-break/></text:span><text:span text:style-name="T797">//<text:s text:c="5"/>Question(questionText: "Question6", answer: false),</text:span><text:span text:style-name="T798"><text:line-break/></text:span><text:span text:style-name="T799">//<text:s text:c="5"/>Question(questionText: "Question7", answer: false),</text:span><text:span text:style-name="T800"><text:line-break/></text:span><text:span text:style-name="T801">//<text:s text:c="3"/>];</text:span><text:span text:style-name="T802"><text:line-break/></text:span><text:span text:style-name="T803">// }</text:span><text:span text:style-name="T804"><text:line-break/></text:span><text:span text:style-name="T805">//</text:span><text:span text:style-name="T806"><text:line-break/></text:span><text:span text:style-name="T807">// import 'package:flutter/material.dart';</text:span><text:span text:style-name="T808"><text:line-break/></text:span><text:span text:style-name="T809">// class QuizPage extends StatefulWidget {</text:span><text:span text:style-name="T810"><text:line-break/></text:span><text:span text:style-name="T811">//<text:s text:c="3"/>const QuizPage();</text:span><text:span text:style-name="T812"><text:line-break/></text:span><text:span text:style-name="T813">//</text:span><text:span text:style-name="T814"><text:line-break/></text:span><text:span text:style-name="T815">//<text:s text:c="3"/>@override</text:span><text:span text:style-name="T816"><text:line-break/></text:span><text:span text:style-name="T817">//<text:s text:c="3"/>State&lt;QuizPage&gt; createState() =&gt; _QuizPageState();</text:span><text:span text:style-name="T818"><text:line-break/></text:span><text:span text:style-name="T819">// }</text:span><text:span text:style-name="T820"><text:line-break/></text:span><text:span text:style-name="T821">// class Question{</text:span><text:span text:style-name="T822"><text:line-break/></text:span><text:span text:style-name="T823">//<text:s text:c="3"/>final String qText ;</text:span><text:span text:style-name="T824"><text:line-break/></text:span><text:span text:style-name="T825">//<text:s text:c="3"/>final bool qAns;</text:span><text:span text:style-name="T826"><text:line-break/></text:span><text:span text:style-name="T827">//<text:s text:c="3"/>Question({required this.qText, required this.qAns});</text:span><text:span text:style-name="T828"><text:line-break/></text:span><text:span text:style-name="T829">// }</text:span><text:span text:style-name="T830"><text:line-break/></text:span><text:span text:style-name="T831">//</text:span><text:span text:style-name="T832"><text:line-break/></text:span><text:span text:style-name="T833">// class Questions{</text:span><text:span text:style-name="T834"><text:line-break/></text:span><text:span text:style-name="T835">//<text:s text:c="3"/>List&lt;Question&gt; questionBank = [</text:span><text:span text:style-name="T836"><text:line-break/></text:span><text:span text:style-name="T837">//<text:s text:c="5"/>Question(qText: "Question1", qAns: true),</text:span><text:span text:style-name="T838"><text:line-break/></text:span><text:span text:style-name="T839">//<text:s text:c="5"/>Question(qText: "Question2", qAns: false),</text:span><text:span text:style-name="T840"><text:line-break/></text:span><text:span text:style-name="T841">//<text:s text:c="5"/>Question(qText: "Question3", qAns: true),</text:span><text:span text:style-name="T842"><text:line-break/></text:span><text:span text:style-name="T843">//</text:span><text:span text:style-name="T844"><text:line-break/></text:span><text:span text:style-name="T845">//<text:s text:c="3"/>];</text:span><text:span text:style-name="T846"><text:line-break/></text:span><text:span text:style-name="T847">// }</text:span><text:span text:style-name="T848"><text:line-break/></text:span><text:span text:style-name="T849">// class _QuizPageState extends State&lt;QuizPage&gt; {</text:span><text:span text:style-name="T850"><text:line-break/></text:span><text:span text:style-name="T851">//<text:s text:c="3"/>int questionNumber = 0; // stores the questionNumber, default = first</text:span><text:span text:style-name="T852"><text:line-break/></text:span><text:span text:style-name="T853">//<text:s text:c="3"/>int currentScore = 0; // final score initialized to 0</text:span><text:span text:style-name="T854"><text:line-break/></text:span><text:span text:style-name="T855">//<text:s text:c="3"/>Questions questions = Questions(); // Create an object of the Question Class</text:span><text:span text:style-name="T856"><text:line-break/></text:span><text:span text:style-name="T857">//</text:span><text:span text:style-name="T858"><text:line-break/></text:span><text:span text:style-name="T859">//<text:s text:c="3"/>void updateQuestionNumber() {</text:span><text:span text:style-name="T860"><text:line-break/></text:span><text:span text:style-name="T861">//<text:s text:c="5"/>setState(() {</text:span><text:span text:style-name="T862"><text:line-break/></text:span><text:span text:style-name="T863">//<text:s text:c="7"/>questionNumber = questionNumber + 1; // Increments the Question Number</text:span><text:span text:style-name="T864"><text:line-break/></text:span><text:span text:style-name="T865">//<text:s text:c="7"/>print('$questionNumber');</text:span><text:span text:style-name="T866"><text:line-break/></text:span><text:span text:style-name="T867">//<text:s text:c="5"/>});</text:span><text:span text:style-name="T868"><text:line-break/></text:span><text:span text:style-name="T869">//<text:s text:c="3"/>}</text:span><text:span text:style-name="T870"><text:line-break/></text:span><text:span text:style-name="T871">//<text:s text:c="3"/>bool checkquestionNumber(int questionNumber) {</text:span><text:span text:style-name="T872"><text:line-break/></text:span><text:span text:style-name="T873">//<text:s text:c="5"/>return questionNumber &lt; questions.questionBank.length ? true : false;</text:span><text:span text:style-name="T874"><text:line-break/></text:span><text:span text:style-name="T875">//<text:s text:c="3"/>}</text:span><text:span text:style-name="T876"><text:line-break/></text:span><text:span text:style-name="T877">//<text:s text:c="3"/>void udpateCurrentScore(bool choice, int question_number) {</text:span><text:span text:style-name="T878"><text:line-break/></text:span><text:span text:style-name="T879">// // based on the choice (T/F button) score will be updated</text:span><text:span text:style-name="T880"><text:line-break/></text:span><text:span text:style-name="T881">//<text:s text:c="5"/>if (questions.questionBank.length == question_number) {</text:span><text:span text:style-name="T882"><text:line-break/></text:span><text:span text:style-name="T883">//<text:s text:c="7"/>print("End of questions");</text:span><text:span text:style-name="T884"><text:line-break/></text:span><text:span text:style-name="T885">//<text:s text:c="5"/>} else {</text:span><text:span text:style-name="T886"><text:line-break/></text:span><text:span text:style-name="T887">// // checks the current user input against the list answer, if true increments the count</text:span><text:span text:style-name="T888"><text:line-break/></text:span><text:span text:style-name="T889">//<text:s text:c="7"/>if (questions.questionBank[question_number].qAns == choice) {</text:span><text:span text:style-name="T890"><text:line-break/></text:span><text:span text:style-name="T891">//<text:s text:c="9"/>setState(() {</text:span><text:span text:style-name="T892"><text:line-break/></text:span><text:span text:style-name="T893">//<text:s text:c="11"/>currentScore++;</text:span><text:span text:style-name="T894"><text:line-break/></text:span><text:span text:style-name="T895">//<text:s text:c="9"/>});</text:span><text:span text:style-name="T896"><text:line-break/></text:span><text:span text:style-name="T897">//<text:s text:c="7"/>}</text:span><text:span text:style-name="T898"><text:line-break/></text:span><text:span text:style-name="T899">//<text:s text:c="5"/>}</text:span><text:span text:style-name="T900"><text:line-break/></text:span><text:span text:style-name="T901">//<text:s text:c="3"/>}</text:span><text:span text:style-name="T902"><text:line-break/></text:span><text:span text:style-name="T903">//</text:span><text:span text:style-name="T904"><text:line-break/></text:span><text:span text:style-name="T905">//<text:s text:c="3"/>@override</text:span><text:span text:style-name="T906"><text:line-break/></text:span><text:span text:style-name="T907">//<text:s text:c="3"/>Widget build(BuildContext context) {</text:span><text:span text:style-name="T908"><text:line-break/></text:span><text:span text:style-name="T909">//<text:s text:c="5"/>return Container(</text:span><text:span text:style-name="T910"><text:line-break/></text:span><text:span text:style-name="T911">//<text:s text:c="7"/>child: Column(</text:span><text:span text:style-name="T912"><text:line-break/></text:span><text:span text:style-name="T913">//<text:s text:c="9"/>crossAxisAlignment: CrossAxisAlignment.stretch,</text:span><text:span text:style-name="T914"><text:line-break/></text:span><text:span text:style-name="T915">//<text:s text:c="9"/>children: [</text:span><text:span text:style-name="T916"><text:line-break/></text:span><text:span text:style-name="T917">//<text:s text:c="11"/>Padding(</text:span><text:span text:style-name="T918"><text:line-break/></text:span><text:span text:style-name="T919">//<text:s text:c="13"/>padding: const EdgeInsets.only(top: 10.0),</text:span><text:span text:style-name="T920"><text:line-break/></text:span><text:span text:style-name="T921">//<text:s text:c="13"/>child: Center(</text:span><text:span text:style-name="T922"><text:line-break/></text:span><text:span text:style-name="T923">//<text:s text:c="15"/>child: Text(</text:span><text:span text:style-name="T924"><text:line-break/></text:span><text:span text:style-name="T925">//<text:s text:c="17"/>checkquestionNumber(questionNumber)?</text:span><text:span text:style-name="T926"><text:line-break/></text:span><text:span text:style-name="T927">//<text:s text:c="17"/>questions.questionBank[questionNumber].</text:span><text:span text:style-name="T928"><text:line-break/></text:span><text:span text:style-name="T929">//<text:s text:c="17"/>qText.toString():"END",</text:span><text:span text:style-name="T930"><text:line-break/></text:span><text:span text:style-name="T931">//<text:s text:c="17"/>style: TextStyle(</text:span><text:span text:style-name="T932"><text:line-break/></text:span><text:span text:style-name="T933">//<text:s text:c="19"/>fontSize: 25.0,</text:span><text:span text:style-name="T934"><text:line-break/></text:span><text:span text:style-name="T935">//<text:s text:c="17"/>),),</text:span><text:span text:style-name="T936"><text:line-break/></text:span><text:span text:style-name="T937">//<text:s text:c="13"/>),</text:span><text:span text:style-name="T938"><text:line-break/></text:span><text:span text:style-name="T939">//<text:s text:c="11"/>),</text:span><text:span text:style-name="T940"><text:line-break/></text:span><text:span text:style-name="T941">//<text:s text:c="11"/>SizedBox(height: 60.0,),</text:span><text:span text:style-name="T942"><text:line-break/></text:span><text:span text:style-name="T943">//<text:s text:c="11"/>if(checkquestionNumber(questionNumber))</text:span><text:span text:style-name="T944"><text:line-break/></text:span><text:span text:style-name="T945">//<text:s text:c="13"/>ElevatedButton(</text:span><text:span text:style-name="T946"><text:line-break/></text:span><text:span text:style-name="T947">//<text:s text:c="15"/>child: Text('True'),</text:span><text:span text:style-name="T948"><text:line-break/></text:span><text:span text:style-name="T949">//<text:s text:c="15"/>onPressed: (){</text:span><text:span text:style-name="T950"><text:line-break/></text:span><text:span text:style-name="T951">//<text:s text:c="17"/>setState(() {</text:span><text:span text:style-name="T952"><text:line-break/></text:span><text:span text:style-name="T953">//<text:s text:c="19"/>if(questionNumber == questions.questionBank.length){</text:span><text:span text:style-name="T954"><text:line-break/></text:span><text:span text:style-name="T955">//<text:s text:c="21"/>print('End of Questions');</text:span><text:span text:style-name="T956"><text:line-break/></text:span><text:span text:style-name="T957">//<text:s text:c="19"/>}else{</text:span><text:span text:style-name="T958"><text:line-break/></text:span><text:span text:style-name="T959">//<text:s text:c="21"/>udpateCurrentScore(true,questionNumber) ;</text:span><text:span text:style-name="T960"><text:line-break/></text:span><text:span text:style-name="T961">//<text:s text:c="21"/>updateQuestionNumber();</text:span><text:span text:style-name="T962"><text:line-break/></text:span><text:span text:style-name="T963">//<text:s text:c="19"/>}</text:span><text:span text:style-name="T964"><text:line-break/></text:span><text:span text:style-name="T965">//<text:s text:c="17"/>});</text:span><text:span text:style-name="T966"><text:line-break/></text:span><text:span text:style-name="T967">//<text:s text:c="15"/>},</text:span><text:span text:style-name="T968"><text:line-break/></text:span><text:span text:style-name="T969">//<text:s text:c="13"/>),</text:span><text:span text:style-name="T970"><text:line-break/></text:span><text:span text:style-name="T971">//<text:s text:c="11"/>SizedBox(height: 20.0,),</text:span><text:span text:style-name="T972"><text:line-break/></text:span><text:span text:style-name="T973">//<text:s text:c="11"/>if(checkquestionNumber(questionNumber))</text:span><text:span text:style-name="T974"><text:line-break/></text:span><text:span text:style-name="T975">//<text:s text:c="13"/>ElevatedButton(</text:span><text:span text:style-name="T976"><text:line-break/></text:span><text:span text:style-name="T977">//<text:s text:c="15"/>child: Text('False'),</text:span><text:span text:style-name="T978"><text:line-break/></text:span><text:span text:style-name="T979">//<text:s text:c="15"/>onPressed: (){</text:span><text:span text:style-name="T980"><text:line-break/></text:span><text:span text:style-name="T981">//<text:s text:c="17"/>setState(() {</text:span><text:span text:style-name="T982"><text:line-break/></text:span><text:span text:style-name="T983">//<text:s text:c="19"/>if(questionNumber == questions.questionBank.length){</text:span><text:span text:style-name="T984"><text:line-break/></text:span><text:span text:style-name="T985">//<text:s text:c="21"/>print('End of Questions');</text:span><text:span text:style-name="T986"><text:line-break/></text:span><text:span text:style-name="T987">//<text:s text:c="19"/>}else{</text:span><text:span text:style-name="T988"><text:line-break/></text:span><text:span text:style-name="T989">//<text:s text:c="21"/>udpateCurrentScore(false,questionNumber) ;</text:span><text:span text:style-name="T990"><text:line-break/></text:span><text:span text:style-name="T991">//<text:s text:c="21"/>updateQuestionNumber();</text:span><text:span text:style-name="T992"><text:line-break/></text:span><text:span text:style-name="T993">//<text:s text:c="19"/>}</text:span><text:span text:style-name="T994"><text:line-break/></text:span><text:span text:style-name="T995">//<text:s text:c="17"/>});</text:span><text:span text:style-name="T996"><text:line-break/></text:span><text:span text:style-name="T997">//<text:s text:c="15"/>},</text:span><text:span text:style-name="T998"><text:line-break/></text:span><text:span text:style-name="T999">//<text:s text:c="13"/>),</text:span><text:span text:style-name="T1000"><text:line-break/></text:span><text:span text:style-name="T1001">//<text:s text:c="11"/>SizedBox(height: 100.0,),</text:span><text:span text:style-name="T1002"><text:line-break/></text:span><text:span text:style-name="T1003">//</text:span><text:span text:style-name="T1004"><text:line-break/></text:span><text:span text:style-name="T1005">//<text:s text:c="11"/>Padding(</text:span><text:span text:style-name="T1006"><text:line-break/></text:span><text:span text:style-name="T1007">//<text:s text:c="13"/>padding: EdgeInsets.all(30.0),</text:span><text:span text:style-name="T1008"><text:line-break/></text:span><text:span text:style-name="T1009">//<text:s text:c="13"/>child: Center(</text:span><text:span text:style-name="T1010"><text:line-break/></text:span><text:span text:style-name="T1011">//<text:s text:c="15"/>child: Text(</text:span><text:span text:style-name="T1012"><text:line-break/></text:span><text:span text:style-name="T1013">//<text:s text:c="17"/>'Your current Score',</text:span><text:span text:style-name="T1014"><text:line-break/></text:span><text:span text:style-name="T1015">//<text:s text:c="17"/>style: TextStyle(fontSize: 30.0),</text:span><text:span text:style-name="T1016"><text:line-break/></text:span><text:span text:style-name="T1017">//<text:s text:c="15"/>),</text:span><text:span text:style-name="T1018"><text:line-break/></text:span><text:span text:style-name="T1019">//<text:s text:c="13"/>),</text:span><text:span text:style-name="T1020"><text:line-break/></text:span><text:span text:style-name="T1021">//<text:s text:c="11"/>),</text:span><text:span text:style-name="T1022"><text:line-break/></text:span><text:span text:style-name="T1023">//<text:s text:c="11"/>Padding(</text:span><text:span text:style-name="T1024"><text:line-break/></text:span><text:span text:style-name="T1025">//<text:s text:c="13"/>padding: EdgeInsets.all(30.0),</text:span><text:span text:style-name="T1026"><text:line-break/></text:span><text:span text:style-name="T1027">//<text:s text:c="13"/>child: Center(</text:span><text:span text:style-name="T1028"><text:line-break/></text:span><text:span text:style-name="T1029">//<text:s text:c="15"/>child: Text(</text:span><text:span text:style-name="T1030"><text:line-break/></text:span><text:span text:style-name="T1031">//<text:s text:c="17"/>'$currentScore',</text:span><text:span text:style-name="T1032"><text:line-break/></text:span><text:span text:style-name="T1033">//<text:s text:c="17"/>style: TextStyle(fontSize: 30.0),</text:span><text:span text:style-name="T1034"><text:line-break/></text:span><text:span text:style-name="T1035">//<text:s text:c="15"/>),</text:span><text:span text:style-name="T1036"><text:line-break/></text:span><text:span text:style-name="T1037">//<text:s text:c="13"/>),</text:span><text:span text:style-name="T1038"><text:line-break/></text:span><text:span text:style-name="T1039">//<text:s text:c="11"/>),</text:span><text:span text:style-name="T1040"><text:line-break/></text:span><text:span text:style-name="T1041">//<text:s text:c="9"/>],</text:span><text:span text:style-name="T1042"><text:line-break/></text:span><text:span text:style-name="T1043">//<text:s text:c="7"/>),</text:span><text:span text:style-name="T1044"><text:line-break/></text:span><text:span text:style-name="T1045">//<text:s text:c="5"/>);</text:span><text:span text:style-name="T1046"><text:line-break/></text:span><text:span text:style-name="T1047">//<text:s text:c="3"/>}</text:span><text:span text:style-name="T1048"><text:line-break/></text:span><text:span text:style-name="T1049">// }</text:span><text:span text:style-name="T1050"><text:line-break/></text:span><text:span text:style-name="T1051">// class QuizPage extends StatefulWidget {</text:span><text:span text:style-name="T1052"><text:line-break/></text:span><text:span text:style-name="T1053">//<text:s text:c="3"/>const QuizPage({Key? key}) : super(key: key);</text:span><text:span text:style-name="T1054"><text:line-break/></text:span><text:span text:style-name="T1055">//</text:span><text:span text:style-name="T1056"><text:line-break/></text:span><text:span text:style-name="T1057">//<text:s text:c="3"/>@override</text:span><text:span text:style-name="T1058"><text:line-break/></text:span><text:span text:style-name="T1059">//<text:s text:c="3"/>State&lt;QuizPage&gt; createState() =&gt; _QuizPageState();</text:span><text:span text:style-name="T1060"><text:line-break/></text:span><text:span text:style-name="T1061">// }</text:span><text:span text:style-name="T1062"><text:line-break/></text:span><text:span text:style-name="T1063">//</text:span><text:span text:style-name="T1064"><text:line-break/></text:span><text:span text:style-name="T1065">// class _QuizPageState extends State&lt;QuizPage&gt; {</text:span><text:span text:style-name="T1066"><text:line-break/></text:span><text:span text:style-name="T1067">//<text:s text:c="3"/>@override</text:span><text:span text:style-name="T1068"><text:line-break/></text:span><text:span text:style-name="T1069">//<text:s text:c="3"/>Widget build(BuildContext context) {</text:span><text:span text:style-name="T1070"><text:line-break/></text:span><text:span text:style-name="T1071">//<text:s text:c="5"/>return const Placeholder();</text:span><text:span text:style-name="T1072"><text:line-break/></text:span><text:span text:style-name="T1073">//<text:s text:c="3"/>}</text:span><text:span text:style-name="T1074"><text:line-break/></text:span><text:span text:style-name="T1075">// }</text:span><text:span text:style-name="T1076"><text:line-break/></text:span><text:span text:style-name="T1077">//</text:span><text:span text:style-name="T1078"><text:line-break/></text:span></text:p>
      <text:p text:style-name="P2"><text:span text:style-name="T1079"/></text:p>
      <text:p text:style-name="P2"><text:span text:style-name="T1079"/></text:p>
      <text:p text:style-name="P2"><text:span text:style-name="T1079"/></text:p>
      <text:p text:style-name="P2"><text:span text:style-name="T1079"/></text:p>
      <text:p text:style-name="P2"><text:span text:style-name="T1079"/></text:p>
      <text:p text:style-name="P2"><text:span text:style-name="T1079"/></text:p>
      <text:p text:style-name="P2"><text:span text:style-name="T1079"/></text:p>
      <text:p text:style-name="P2"><text:span text:style-name="T1079"/></text:p>
      <text:p text:style-name="P2"><text:span text:style-name="T1079"/></text:p>
      <text:p text:style-name="P2"><text:span text:style-name="T1079"/></text:p>
      <text:p text:style-name="P2"><text:span text:style-name="T1080">SCREENSHOTS:</text:span></text:p>
      <text:p text:style-name="P2"><text:span text:style-name="T1081"/></text:p>
      <text:p text:style-name="P2"><draw:frame text:anchor-type="as-char" svg:width="169.97mm" svg:height="91.44mm" style:rel-width="scale" style:rel-height="scale"><draw:object-ole xlink:href="OleObj1"/><draw:image xlink:href="ObjectReplacements/OleObj1"/></draw:frame><text:span text:style-name="T108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